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75a6f" officeooo:paragraph-rsid="00075a6f"/>
    </style:style>
    <style:style style:name="P2" style:family="paragraph" style:parent-style-name="Standard">
      <style:paragraph-properties fo:text-align="center" style:justify-single-word="false"/>
      <style:text-properties fo:font-size="59pt" officeooo:rsid="00049d88" officeooo:paragraph-rsid="00049d88" style:font-size-asian="59pt" style:font-size-complex="59pt"/>
    </style:style>
    <style:style style:name="P3" style:family="paragraph" style:parent-style-name="Standard">
      <style:paragraph-properties fo:text-align="center" style:justify-single-word="false"/>
      <style:text-properties fo:font-size="59pt" officeooo:rsid="00049d88" officeooo:paragraph-rsid="00049d88" style:font-size-asian="59pt" style:font-size-complex="5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rch Sales:</text:p>
      <text:p text:style-name="P2"/>
      <text:p text:style-name="P2">Stickers: $30 for a sheet of six</text:p>
      <text:p text:style-name="P2">T-Shirts: $200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75a6f" officeooo:paragraph-rsid="00075a6f"/>
    </style:style>
    <style:style style:name="MT1" style:family="text"/>
    <style:page-layout style:name="Mpm1">
      <style:page-layout-properties fo:page-width="29.693cm" fo:page-height="21.006cm" style:num-format="1" style:print-orientation="landscape" fo:margin-top="1.27cm" fo:margin-bottom="1.27cm" fo:margin-left="1.27cm" fo:margin-right="1.27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s://github.com/dimsumlabs/dsl-meta" text:style-name="Internet_20_link" text:visited-style-name="Visited_20_Internet_20_Link">https://github.com/dimsumlabs/dsl-meta</text:a> signs/merch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7:10:22.609794666</meta:creation-date>
    <dc:date>2018-05-13T18:36:10.845410999</dc:date>
    <meta:editing-duration>PT2H15M5S</meta:editing-duration>
    <meta:editing-cycles>6</meta:editing-cycles>
    <meta:generator>LibreOffice/5.4.3.1$Linux_X86_64 LibreOffice_project/40m0$Build-1</meta:generator>
    <meta:document-statistic meta:table-count="0" meta:image-count="0" meta:object-count="0" meta:page-count="1" meta:paragraph-count="4" meta:word-count="13" meta:character-count="112" meta:non-whitespace-character-count="103"/>
  </office:meta>
</office:document-meta>
</file>